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">
      <style:table-cell-properties fo:border="0.06pt solid #000000"/>
    </style:style>
    <style:style style:name="ce5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Reasonable Outdoor Mobile Robot 部品表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合計金額</text:p>
          </table:table-cell>
          <table:table-cell table:style-name="ce5" table:formula="of:=SUM([.D6:.D1003])" office:value-type="currency" office:currency="JPY" office:value="192978" calcext:value-type="currency">
            <text:p>￥192,978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個数</text:p>
          </table:table-cell>
          <table:table-cell table:style-name="ce2" office:value-type="string" calcext:value-type="string">
            <text:p>参考単価</text:p>
          </table:table-cell>
          <table:table-cell table:style-name="ce2" office:value-type="string" calcext:value-type="string">
            <text:p>参考金額</text:p>
          </table:table-cell>
        </table:table-row>
        <table:table-row table:style-name="ro1">
          <table:table-cell office:value-type="string" calcext:value-type="string">
            <text:p>DDT M1502D_211 タイヤ付きダイレクトドライブモー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41536" calcext:value-type="currency">
            <text:p>￥41,536</text:p>
          </table:table-cell>
          <table:table-cell table:formula="of:=[.B6]*[.C6]" office:value-type="currency" office:currency="JPY" office:value="83072" calcext:value-type="currency">
            <text:p>￥83,072</text:p>
          </table:table-cell>
        </table:table-row>
        <table:table-row table:style-name="ro1"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60" calcext:value-type="currency">
            <text:p>￥3,960</text:p>
          </table:table-cell>
          <table:table-cell table:formula="of:=[.B7]*[.C7]" office:value-type="currency" office:currency="JPY" office:value="3960" calcext:value-type="currency">
            <text:p>￥3,960</text:p>
          </table:table-cell>
        </table:table-row>
        <table:table-row table:style-name="ro1">
          <table:table-cell office:value-type="string" calcext:value-type="string">
            <text:p>SeeedStudio CAN-BUSシールド V2 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070" calcext:value-type="currency">
            <text:p>￥4,070</text:p>
          </table:table-cell>
          <table:table-cell table:formula="of:=[.B8]*[.C8]" office:value-type="currency" office:currency="JPY" office:value="4070" calcext:value-type="currency">
            <text:p>￥4,070</text:p>
          </table:table-cell>
        </table:table-row>
        <table:table-row table:style-name="ro1">
          <table:table-cell office:value-type="string" calcext:value-type="string">
            <text:p>LONG WP20-12 鉛蓄電池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7590" calcext:value-type="currency">
            <text:p>￥7,590</text:p>
          </table:table-cell>
          <table:table-cell table:formula="of:=[.B9]*[.C9]" office:value-type="currency" office:currency="JPY" office:value="15180" calcext:value-type="currency">
            <text:p>￥15,180</text:p>
          </table:table-cell>
        </table:table-row>
        <table:table-row table:style-name="ro1">
          <table:table-cell office:value-type="string" calcext:value-type="string">
            <text:p>シシク SAJ-100W キャス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6990" calcext:value-type="currency">
            <text:p>￥6,990</text:p>
          </table:table-cell>
          <table:table-cell table:formula="of:=[.B10]*[.C10]" office:value-type="currency" office:currency="JPY" office:value="13980" calcext:value-type="currency">
            <text:p>￥13,980</text:p>
          </table:table-cell>
        </table:table-row>
        <table:table-row table:style-name="ro1">
          <table:table-cell office:value-type="string" calcext:value-type="string">
            <text:p>パトライト TC60C06 端子台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1490" calcext:value-type="currency">
            <text:p>￥1,490</text:p>
          </table:table-cell>
          <table:table-cell table:formula="of:=[.B11]*[.C11]" office:value-type="currency" office:currency="JPY" office:value="2980" calcext:value-type="currency">
            <text:p>￥2,980</text:p>
          </table:table-cell>
        </table:table-row>
        <table:table-row table:style-name="ro1">
          <table:table-cell office:value-type="string" calcext:value-type="string">
            <text:p>パトライト JTJ602B ショートバー(10個セット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2]*[.C12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エーモン工業 2826 簡単接続分岐コネクタ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9" calcext:value-type="currency">
            <text:p>￥399</text:p>
          </table:table-cell>
          <table:table-cell table:formula="of:=[.B13]*[.C13]" office:value-type="currency" office:currency="JPY" office:value="399" calcext:value-type="currency">
            <text:p>￥399</text:p>
          </table:table-cell>
        </table:table-row>
        <table:table-row table:style-name="ro1">
          <table:table-cell office:value-type="string" calcext:value-type="string">
            <text:p>三菱電機 NF50-FA ブレーカ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990" calcext:value-type="currency">
            <text:p>￥4,990</text:p>
          </table:table-cell>
          <table:table-cell table:formula="of:=[.B14]*[.C14]" office:value-type="currency" office:currency="JPY" office:value="4990" calcext:value-type="currency">
            <text:p>￥4,990</text:p>
          </table:table-cell>
        </table:table-row>
        <table:table-row table:style-name="ro1">
          <table:table-cell office:value-type="string" calcext:value-type="string">
            <text:p>JAPPY IV 8sq 赤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5]*[.C15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JAPPY IV 8sq 黒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6]*[.C16]" office:value-type="currency" office:currency="JPY" office:value="2290" calcext:value-type="currency">
            <text:p>￥2,290</text:p>
          </table:table-cell>
        </table:table-row>
        <table:table-row table:style-name="ro1">
          <table:table-cell office:value-type="string" calcext:value-type="string">
            <text:p>Meviy 板金部品一式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3510" calcext:value-type="currency">
            <text:p>￥43,510</text:p>
          </table:table-cell>
          <table:table-cell table:formula="of:=[.B17]*[.C17]" office:value-type="currency" office:currency="JPY" office:value="43510" calcext:value-type="currency">
            <text:p>￥43,510</text:p>
          </table:table-cell>
        </table:table-row>
        <table:table-row table:style-name="ro1">
          <table:table-cell office:value-type="string" calcext:value-type="string">
            <text:p>ANDERSON POWER PRODUCTS 6331G3 バッテリコネクタ</text:p>
          </table:table-cell>
          <table:table-cell office:value-type="float" office:value="3" calcext:value-type="float">
            <text:p>3</text:p>
          </table:table-cell>
          <table:table-cell office:value-type="currency" office:currency="JPY" office:value="689" calcext:value-type="currency">
            <text:p>￥689</text:p>
          </table:table-cell>
          <table:table-cell table:formula="of:=[.B18]*[.C18]" office:value-type="currency" office:currency="JPY" office:value="2067" calcext:value-type="currency">
            <text:p>￥2,067</text:p>
          </table:table-cell>
        </table:table-row>
        <table:table-row table:style-name="ro1">
          <table:table-cell office:value-type="string" calcext:value-type="string">
            <text:p>電菱 GC120A24 バッテリー充電器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1900" calcext:value-type="currency">
            <text:p>￥11,900</text:p>
          </table:table-cell>
          <table:table-cell table:formula="of:=[.B19]*[.C19]" office:value-type="currency" office:currency="JPY" office:value="11900" calcext:value-type="currency">
            <text:p>￥11,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04:35:23.484726310</meta:creation-date>
    <dc:date>2023-03-24T22:43:20.146469374</dc:date>
    <meta:editing-duration>PT17M34S</meta:editing-duration>
    <meta:editing-cycles>6</meta:editing-cycles>
    <meta:generator>LibreOffice/6.4.7.2$Linux_X86_64 LibreOffice_project/40$Build-2</meta:generator>
    <meta:document-statistic meta:table-count="1" meta:cell-count="63" meta:object-count="0"/>
  </office:meta>
</office:document-meta>
</file>